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verdana" fo:font-size="8.2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Dott.ssa Roberta Virgilio</text:p>
      <text:p text:style-name="Standard"><text:tab/><text:tab/><text:tab/><text:tab/><text:tab/><text:tab/><text:tab/><text:tab/>Medico-chirurgo</text:p>
      <text:p text:style-name="Standard"><text:tab/><text:tab/><text:tab/><text:tab/><text:tab/><text:tab/><text:tab/><text:tab/>Specialista in Neurologia</text:p>
      <text:p text:style-name="Standard"><text:tab/><text:tab/><text:tab/><text:tab/><text:tab/><text:tab/><text:tab/><text:tab/>VRGRRT77D58F205I</text:p>
      <text:p text:style-name="Standard"><text:tab/><text:tab/><text:tab/><text:tab/><text:tab/><text:tab/><text:tab/><text:tab/>Via Lecchi 19 Milano</text:p>
      <text:p text:style-name="Standard"/>
      <text:p text:style-name="Standard"/>
      <text:p text:style-name="Standard"/>
      <text:p text:style-name="Standard"/>
      <text:p text:style-name="Standard"/>
      <text:p text:style-name="P1">In addendum alla certificazione SS3 relativa al Sig. Meneghello Pier Dante <text:span text:style-name="T1">MNGPDN55M20G224M,</text:span> redatta ed inviata sul portale INPS in data 09/02/2020 con numero di riferimento <text:span text:style-name="T1">20220022337</text:span> .</text:p>
      <text:p text:style-name="P1"/>
      <text:p text:style-name="P1">Si certifica che la data della biopsia polmonare che ha evidenziato recidiva di malattia è del 10 Gennaio 2022 ( la data sul modulo SS3 era stata scritta diversamente per errore).</text:p>
      <text:p text:style-name="P1"/>
      <text:p text:style-name="P1"/>
      <text:p text:style-name="P1">In fede.</text:p>
      <text:p text:style-name="P1"/>
      <text:p text:style-name="P1">Dott.ssa R Virgil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 </meta:initial-creator>
    <meta:creation-date>2022-02-09T20:07:15.45</meta:creation-date>
    <meta:document-statistic meta:table-count="0" meta:image-count="0" meta:object-count="0" meta:page-count="1" meta:paragraph-count="10" meta:word-count="75" meta:character-count="542"/>
    <dc:date>2022-02-09T20:43:48.43</dc:date>
    <dc:creator>d </dc:creator>
    <meta:editing-duration>PT5M3S</meta:editing-duration>
    <meta:editing-cycles>1</meta:editing-cycles>
    <meta:generator>OpenOffice.org/3.3$Win32 OpenOffice.org_project/330m20$Build-9567</meta:generator>
  </office:meta>
</office:document-meta>
</file>